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3020000287B00001323DF8F1BB1.wmf" manifest:media-type=""/>
  <manifest:file-entry manifest:full-path="Pictures/20000061000029F9000015AB22299288.wmf" manifest:media-type=""/>
  <manifest:file-entry manifest:full-path="Pictures/200000730000288400000C34D428F8D2.wmf" manifest:media-type=""/>
  <manifest:file-entry manifest:full-path="Pictures/200000AF0000287B00000C29D617DB2B.wmf" manifest:media-type=""/>
  <manifest:file-entry manifest:full-path="Pictures/200001870000288400000C34EED99F7A.wmf" manifest:media-type=""/>
  <manifest:file-entry manifest:full-path="Pictures/200000790000288400000C34A00292AF.wmf" manifest:media-type=""/>
  <manifest:file-entry manifest:full-path="Pictures/2000006C000028840000104696072D2B.wmf" manifest:media-type=""/>
  <manifest:file-entry manifest:full-path="Pictures/2000006800001C8500000C10A30F7812.wmf" manifest:media-type=""/>
  <manifest:file-entry manifest:full-path="Pictures/2000008A00001B4C00000C60DFA58113.wmf" manifest:media-type=""/>
  <manifest:file-entry manifest:full-path="Pictures/200000770000288400000C34AF9313EB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1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style:paragraph-properties fo:margin-top="0cm" fo:margin-bottom="0cm" fo:line-height="100%" fo:text-align="center" style:punctuation-wrap="hanging" style:writing-mode="lr-tb"/>
    </style:style>
    <style:style style:name="P21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2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3" style:family="paragraph">
      <style:paragraph-properties fo:margin-left="0cm" fo:margin-right="0cm" fo:text-indent="0cm">
        <style:tab-stops>
          <style:tab-stop style:position="18.521cm"/>
        </style:tab-stops>
      </style:paragraph-properties>
    </style:style>
    <style:style style:name="P34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42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6" style:family="paragraph">
      <style:paragraph-properties fo:margin-top="0cm" fo:margin-bottom="0cm" fo:line-height="100%" fo:text-align="start" style:punctuation-wrap="simple" style:writing-mode="lr-tb"/>
    </style:style>
    <style:style style:name="P47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8" style:family="paragraph">
      <style:paragraph-properties fo:margin-top="0cm" fo:margin-bottom="0cm" fo:line-height="100%" fo:text-align="end" style:punctuation-wrap="hanging" style:writing-mode="lr-tb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200000770000288400000C34AF9313EB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7-05-20">20.05.17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 text:style-name="P10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 text:style-name="P10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 text:style-name="P10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 text:style-name="P10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" draw:layer="layout" svg:width="0.505cm" svg:height="0.381cm" svg:x="12.191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1" draw:layer="layout" svg:width="5.079cm" svg:height="2.539cm" svg:x="8.467cm" svg:y="14.182cm">
          <text:p text:style-name="P20"><text:span text:style-name="T14"/></text:p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1" draw:layer="layout" svg:width="5.291cm" svg:height="2.751cm" svg:x="16.087cm" svg:y="14.182cm">
          <text:p text:style-name="P20"><text:span text:style-name="T14"/></text:p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" draw:layer="layout" svg:width="0.505cm" svg:height="0.381cm" svg:x="17.183cm" svg:y="11.218cm">
            <text:p text:style-name="P10"><text:span text:style-name="T5"/></text:p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19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1" draw:layer="layout" svg:width="1.269cm" svg:height="1.269cm" svg:x="16.722cm" svg:y="15.028cm">
          <text:p text:style-name="P20"><text:span text:style-name="T5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1" draw:layer="layout" svg:width="1.269cm" svg:height="1.269cm" svg:x="19.262cm" svg:y="15.028cm">
          <text:p text:style-name="P20"><text:span text:style-name="T5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1" draw:layer="layout" svg:width="1.269cm" svg:height="1.269cm" svg:x="11.218cm" svg:y="14.817cm">
          <text:p text:style-name="P20"><text:span text:style-name="T5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19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16cm" svg:height="0.927cm" svg:x="17.824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0">Speicherbasierte</text:span><text:span text:style-name="T15"> versus </text:span><text:span text:style-name="T20">nachrichtenbasierte</text:span><text:span text:style-name="T15"> Kommunikation</text:span></text:p>
              </text:list-item>
              <text:list-item>
                <text:p text:style-name="P14"><text:span text:style-name="T20">Verbindungsorientierte</text:span><text:span text:style-name="T15"> versus </text:span><text:span text:style-name="T20">verbindungslose</text:span><text:span text:style-name="T15"> Kommunikation</text:span></text:p>
              </text:list-item>
            </text:list>
            <text:list text:style-name="L6">
              <text:list-item>
                <text:p text:style-name="P21"><text:span text:style-name="T20">Synchrone</text:span><text:span text:style-name="T15"> versus </text:span><text:span text:style-name="T20">asynchrone</text:span><text:span text:style-name="T15"> Kommunikation</text:span></text:p>
              </text:list-item>
              <text:list-item>
                <text:p text:style-name="P21"><text:span text:style-name="T21">Senderichtung im Kommunikationskanal:</text:span><text:span text:style-name="T22"> </text:span><text:span text:style-name="T20">Halbduplex-</text:span><text:span text:style-name="T15"> versus </text:span><text:span text:style-name="T20">Vollduplex</text:span><text:span text:style-name="T15">-Betrieb, auch simplex möglich</text:span></text:p>
              </text:list-item>
              <text:list-item>
                <text:p text:style-name="P21"><text:span text:style-name="T15">Varianten der </text:span><text:span text:style-name="T20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2"><text:span text:style-name="T20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3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4">Gleicher Adressraum, Shared Memory</text:span></text:p>
                      </text:list-item>
                      <text:list-item>
                        <text:p text:style-name="P24"><text:span text:style-name="T24">Datenbank</text:span></text:p>
                      </text:list-item>
                      <text:list-item>
                        <text:p text:style-name="P24"><text:span text:style-name="T24">Datei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20">Nachrichtenbasiert:</text:span></text:p>
                <text:list>
                  <text:list-item>
                    <text:p text:style-name="P23"><text:span text:style-name="T23">Zwischen Prozessen/Threads werden Nachrichten ausgetauscht </text:span><text:span text:style-name="T25">→</text:span><text:span text:style-name="T23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1" draw:layer="layout" svg:width="2.596cm" svg:height="1.198cm" svg:x="7.501cm" svg:y="13.926cm">
          <text:p text:style-name="P20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1" draw:layer="layout" svg:width="2.601cm" svg:height="1.198cm" svg:x="13.498cm" svg:y="13.926cm">
          <text:p text:style-name="P20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5" draw:layer="layout" svg:x1="8.898cm" svg:y1="15.125cm" svg:x2="8.898cm" svg:y2="17.325cm">
          <text:p/>
        </draw:line>
        <draw:line draw:name="Gerade Verbindung 11" draw:style-name="gr19" draw:text-style-name="P25" draw:layer="layout" svg:x1="14.9cm" svg:y1="15.125cm" svg:x2="14.9cm" svg:y2="17.325cm">
          <text:p/>
        </draw:line>
        <draw:custom-shape draw:name="Gerade Verbindung mit Pfeil 13" draw:style-name="gr20" draw:text-style-name="P25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6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5" draw:layer="layout" svg:width="5.599cm" svg:height="0.001cm" svg:x="9.09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6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1"><text:span text:style-name="T20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23">Vor dem Datenaustausch wird eine logische Verbindung aufgebaut und danach wieder abgebaut</text:span></text:p>
                  </text:list-item>
                  <text:list-item>
                    <text:p text:style-name="P26"><text:span text:style-name="T23">Kommunikationspartner kennen Verbindungszustand</text:span></text:p>
                  </text:list-item>
                </text:list>
              </text:list-item>
              <text:list-item>
                <text:p text:style-name="P21"><text:span text:style-name="T20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23">Daten werden ohne Verbindungsmanagement vom Sender zum Empfänger übertragen</text:span></text:p>
                      </text:list-item>
                      <text:list-item>
                        <text:p text:style-name="P26"><text:span text:style-name="T23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7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1" draw:layer="layout" svg:width="6.982cm" svg:height="5.003cm" svg:x="7.818cm" svg:y="7.126cm">
            <text:p text:style-name="P20"><text:span text:style-name="T29"/></text:p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29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1" draw:layer="layout" svg:width="6.982cm" svg:height="1.798cm" svg:x="7.818cm" svg:y="13.926cm">
            <text:p text:style-name="P20"><text:span text:style-name="T29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1" draw:layer="layout" svg:width="2.115cm" svg:height="1.198cm" svg:x="12.474cm" svg:y="8.714cm">
            <text:p text:style-name="P20"><text:span text:style-name="T29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1" draw:layer="layout" svg:width="2.115cm" svg:height="1.198cm" svg:x="8.03cm" svg:y="8.714cm">
            <text:p text:style-name="P20"><text:span text:style-name="T29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32cm" svg:height="0.496cm" svg:x="15.452cm" svg:y="11.112cm">
            <text:p text:style-name="P10"><text:span text:style-name="T30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1" draw:layer="layout" svg:width="2.115cm" svg:height="0.898cm" svg:x="10.146cm" svg:y="11.112cm">
            <text:p text:style-name="P20"><text:span text:style-name="T31">Shared 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1" draw:layer="layout" svg:width="6.982cm" svg:height="1.498cm" svg:x="7.818cm" svg:y="12.312cm">
            <text:p text:style-name="P20"><text:span text:style-name="T29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1" draw:layer="layout" svg:width="6.984cm" svg:height="3.205cm" svg:x="8.484cm" svg:y="12.718cm">
          <text:p text:style-name="P20"><text:span text:style-name="T29"/></text:p>
          <text:p text:style-name="P20"><text:span text:style-name="T29"/></text:p>
          <text:p text:style-name="P20"><text:span text:style-name="T29"/></text:p>
          <text:p text:style-name="P20"><text:span text:style-name="T29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1" draw:layer="layout" svg:width="2.539cm" svg:height="3.403cm" svg:x="8.484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1" draw:layer="layout" svg:width="2.116cm" svg:height="1.309cm" svg:x="8.696cm" svg:y="10.751cm">
          <text:p text:style-name="P20"><text:span text:style-name="T29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1" draw:layer="layout" svg:width="2.116cm" svg:height="1.309cm" svg:x="8.696cm" svg:y="9.11cm">
          <text:p text:style-name="P20"><text:span text:style-name="T29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1" draw:layer="layout" svg:width="2.539cm" svg:height="3.403cm" svg:x="12.929cm" svg:y="8.925cm">
          <text:p text:style-name="P10"><text:span text:style-name="T5"/></text:p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1" draw:layer="layout" svg:width="2.116cm" svg:height="1.309cm" svg:x="13.141cm" svg:y="10.751cm">
          <text:p text:style-name="P20"><text:span text:style-name="T29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29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1" draw:layer="layout" svg:width="2.751cm" svg:height="1.313cm" svg:x="10.389cm" svg:y="12.982cm">
          <text:p text:style-name="P10"><text:span text:style-name="T5"/></text:p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0"><text:span text:style-name="T30">Shared </text:span></text:p>
          <text:p text:style-name="P20"><text:span text:style-name="T30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29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0"><text:span text:style-name="T29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0"><text:span text:style-name="T29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2000008A00001B4C00000C60DFA5811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7">Z.B. über TCP oder UDP</text:span></text:p>
                  </text:list-item>
                  <text:list-item>
                    <text:p text:style-name="P28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Nachrichtenbasierte Kommunikation</text:span><text:span text:style-name="T28"><text:line-break/></text:span><text:span text:style-name="T28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2000006800001C8500000C10A30F781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2000006C000028840000104696072D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200000770000288400000C34AF9313E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29"><text:span text:style-name="T32">Halbduplex</text:span><text:span text:style-name="T33">: Nur einer der Partner sendet zu einer Zeit (Wechselbetrieb)</text:span></text:p>
              </text:list-item>
              <text:list-item>
                <text:p text:style-name="P29"><text:span text:style-name="T32">Vollduplex</text:span><text:span text:style-name="T33">: beide Partner können unabhängig voneinander senden (Gegenbetrieb)</text:span></text:p>
              </text:list-item>
              <text:list-item>
                <text:p text:style-name="P29"><text:span text:style-name="T33">Auch simplex möglich (nur in eine Richtung)</text:span></text:p>
              </text:list-item>
            </text:list>
            <text:p text:style-name="P30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200000790000288400000C34A00292A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5">Unicast: nur ein Empfänger wird adressiert</text:span></text:p>
              </text:list-item>
              <text:list-item>
                <text:p text:style-name="P27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200001870000288400000C34EED99F7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1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2"><text:span text:style-name="T17">Nachrichtenwarteschlangen (Message Queues)</text:span></text:p>
                  </text:list-item>
                  <text:list-item>
                    <text:p text:style-name="P32"><text:span text:style-name="T35">Gemeinsam genutzter Speicher</text:span><text:span text:style-name="T17"> (Shared Memory)</text:span></text:p>
                  </text:list-item>
                  <text:list-item>
                    <text:p text:style-name="P32"><text:span text:style-name="T35">Sockets</text:span><text:span text:style-name="T17"> via Loopback Netzwerk Interface</text:span></text:p>
                  </text:list-item>
                </text:list>
              </text:list-item>
            </text:list>
            <text:p text:style-name="P33"><text:span text:style-name="T17"/></text:p>
            <text:list text:style-name="L13">
              <text:list-item>
                <text:p text:style-name="P31"><text:span text:style-name="T5">Vorhandene Synchronisationsmechanismen: </text:span></text:p>
                <text:list>
                  <text:list-item>
                    <text:p text:style-name="P32"><text:span text:style-name="T17">Semaphore und Signa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4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7"><text:span text:style-name="T33">Pipes: Spezieller unidirektionaler Mechanismus</text:span></text:p>
              </text:list-item>
              <text:list-item>
                <text:p text:style-name="P27"><text:span text:style-name="T33">Unidirektionale und bidirektionale Kommunikation durch Nutzung mehrerer Pipes </text:span></text:p>
              </text:list-item>
              <text:list-item>
                <text:p text:style-name="P27"><text:span text:style-name="T33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200000AF0000287B00000C29D617DB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5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5"><text:span text:style-name="T17"/></text:p>
            <text:list text:continue-numbering="true" text:style-name="L6">
              <text:list-item>
                <text:p text:style-name="P35"><text:span text:style-name="T17">Beispiel in Unix: </text:span><text:span text:style-name="T34">who | sort <text:s/>| lpr</text:span><text:span text:style-name="T17"> </text:span><text:span text:style-name="T26">(vgl.: Stevens)</text:span></text:p>
              </text:list-item>
            </text:list>
            <text:p text:style-name="P36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200000730000288400000C34D428F8D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3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38"><text:span text:style-name="T17">Unter Windows NT mit </text:span><text:span text:style-name="T34">CreatePipe()</text:span></text:p>
                  </text:list-item>
                </text:list>
              </text:list-item>
              <text:list-item>
                <text:p text:style-name="P37"><text:span text:style-name="T13">Schließen</text:span><text:span text:style-name="T5"> einer Pipe: </text:span></text:p>
                <text:list>
                  <text:list-item>
                    <text:p text:style-name="P38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38"><text:span text:style-name="T17">Unter Windows NT mit </text:span><text:span text:style-name="T34">closeHandle()</text:span></text:p>
                  </text:list-item>
                </text:list>
              </text:list-item>
              <text:list-item>
                <text:p text:style-name="P3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3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38"><text:span text:style-name="T17">Wenn die Pipe voll ist blockiert der Sendeprozess</text:span></text:p>
                  </text:list-item>
                  <text:list-item>
                    <text:p text:style-name="P38"><text:span text:style-name="T17">Wenn die Pipe leer ist blockiert der Leseprozess</text:span></text:p>
                  </text:list-item>
                  <text:list-item>
                    <text:p text:style-name="P3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924cm" presentation:class="outline" presentation:user-transformed="true">
          <draw:text-box>
            <text:list text:style-name="L6">
              <text:list-item>
                <text:p text:style-name="P27"><text:span text:style-name="T5">Beispielprogramm </text:span></text:p>
              </text:list-item>
            </text:list>
            <text:p text:style-name="P39"><text:span text:style-name="T37">…</text:span></text:p>
            <text:p text:style-name="P40"><text:span text:style-name="T38">int fds[2]</text:span><text:span text:style-name="T38"><text:tab/></text:span><text:span text:style-name="T39">// Filedescriptoren für Pipe</text:span></text:p>
            <text:p text:style-name="P40"><text:span text:style-name="T38">char *text = “Hi, wie geht es!\n“;</text:span></text:p>
            <text:p text:style-name="P40"><text:span text:style-name="T38">char buffer[5];</text:span></text:p>
            <text:p text:style-name="P40"><text:span text:style-name="T38">…</text:span></text:p>
            <text:p text:style-name="P40"><text:span text:style-name="T38">pipe(fds);</text:span></text:p>
            <text:p text:style-name="P40"><text:span text:style-name="T38">if (fork() == 0) {</text:span></text:p>
            <text:p text:style-name="P40"><text:span text:style-name="T39"><text:tab/></text:span><text:span text:style-name="T39">// 1. Kindprozess, </text:span><text:span text:style-name="T40">Standardausgabe auf Pipe-Schreibseite (Pipe-Eingang) legen</text:span></text:p>
            <text:p text:style-name="P40"><text:span text:style-name="T39"><text:tab/></text:span><text:span text:style-name="T39">// und Pipe-Leseseite (Pipe-Ausgang) schließen (wird nicht benötigt)</text:span></text:p>
            <text:p text:style-name="P40"><text:span text:style-name="T38"><text:tab/></text:span><text:span text:style-name="T38">dup2(fds[1], 1); <text:s text:c="9"/></text:span><text:span text:style-name="T39">// 1 = Standardausgabe</text:span></text:p>
            <text:p text:style-name="P40"><text:span text:style-name="T38"><text:tab/></text:span><text:span text:style-name="T38">close(fds[0]);</text:span></text:p>
            <text:p text:style-name="P40"><text:span text:style-name="T38"><text:tab/></text:span><text:span text:style-name="T38">write (1, text, strlen(text)+1);</text:span></text:p>
            <text:p text:style-name="P40"><text:span text:style-name="T38">}</text:span></text:p>
            <text:p text:style-name="P40"><text:span text:style-name="T38">else{ <text:s text:c="3"/></text:span><text:span text:style-name="T39">// …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 </text:span><text:span text:style-name="T37">…</text:span></text:p>
              </text:list-item>
            </text:list>
            <text:p text:style-name="P42"><text:span text:style-name="T37"/></text:p>
            <text:p text:style-name="P42"><text:span text:style-name="T37">else{</text:span></text:p>
            <text:p text:style-name="P43"><text:span text:style-name="T41"><text:tab/></text:span><text:span text:style-name="T42">if (fork() == 0) {</text:span></text:p>
            <text:p text:style-name="P44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4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4"><text:span text:style-name="T43"><text:tab/></text:span><text:span text:style-name="T43"><text:tab/></text:span><text:span text:style-name="T43"><text:tab/></text:span><text:span text:style-name="T43">// (Pipe-Eingang) schließen</text:span></text:p>
            <text:p text:style-name="P44"><text:span text:style-name="T42"><text:tab/></text:span><text:span text:style-name="T42"><text:tab/></text:span><text:span text:style-name="T42"><text:tab/></text:span><text:span text:style-name="T42">dup2(fds[0], 0); <text:s text:c="2"/></text:span><text:span text:style-name="T43">// 0 = Standardeingabe</text:span></text:p>
            <text:p text:style-name="P44"><text:span text:style-name="T42"><text:tab/></text:span><text:span text:style-name="T42"><text:tab/></text:span><text:span text:style-name="T42"><text:tab/></text:span><text:span text:style-name="T42">close(fds[1]);</text:span></text:p>
            <text:p text:style-name="P44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4"><text:span text:style-name="T42"><text:tab/></text:span><text:span text:style-name="T42"><text:tab/></text:span><text:span text:style-name="T42"><text:tab/></text:span><text:span text:style-name="T42">{</text:span></text:p>
            <text:p text:style-name="P44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4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4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4"><text:span text:style-name="T42"><text:tab/></text:span><text:span text:style-name="T42"><text:tab/></text:span><text:span text:style-name="T42"><text:tab/></text:span><text:span text:style-name="T42">}</text:span></text:p>
            <text:p text:style-name="P44"><text:span text:style-name="T42"><text:tab/></text:span><text:span text:style-name="T42"><text:tab/></text:span><text:span text:style-name="T42">}</text:span></text:p>
            <text:p text:style-name="P44"><text:span text:style-name="T42"/></text:p>
            <text:p text:style-name="P44"><text:span text:style-name="T43">// … nächste Seite ...</text:span></text:p>
            <text:p text:style-name="P44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66cm" svg:y="10.801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1"><text:span text:style-name="T5">Beispielprogramm</text:span></text:p>
              </text:list-item>
            </text:list>
            <text:p text:style-name="P42"><text:span text:style-name="T37">…</text:span></text:p>
            <text:p text:style-name="P42"><text:span text:style-name="T37"/></text:p>
            <text:p text:style-name="P42"><text:span text:style-name="T42"><text:tab/></text:span><text:span text:style-name="T42"><text:tab/></text:span><text:span text:style-name="T42">else {</text:span></text:p>
            <text:p text:style-name="P44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44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44"><text:span text:style-name="T42"><text:tab/></text:span><text:span text:style-name="T42"><text:tab/></text:span><text:span text:style-name="T42"><text:tab/></text:span><text:span text:style-name="T42">close(fds[0]);</text:span></text:p>
            <text:p text:style-name="P44"><text:span text:style-name="T42"><text:tab/></text:span><text:span text:style-name="T42"><text:tab/></text:span><text:span text:style-name="T42"><text:tab/></text:span><text:span text:style-name="T42">close[fds[1]);</text:span></text:p>
            <text:p text:style-name="P44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4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4"><text:span text:style-name="T42"><text:tab/></text:span><text:span text:style-name="T42"><text:tab/></text:span><text:span text:style-name="T42">}</text:span></text:p>
            <text:p text:style-name="P44"><text:span text:style-name="T42"><text:tab/></text:span><text:span text:style-name="T42"><text:tab/></text:span><text:span text:style-name="T42">exit(0);</text:span></text:p>
            <text:p text:style-name="P44"><text:span text:style-name="T42"><text:tab/></text:span><text:span text:style-name="T42">}</text:span></text:p>
            <text:p text:style-name="P44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222992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Netze" draw:style-name="dp3" draw:master-page-name="Titel_20_und_20_Inhalt" presentation:presentation-page-layout-name="AL2T11">
        <draw:frame draw:name="Rectangle 2" presentation:style-name="pr4" draw:text-style-name="P1" draw:layer="layout" svg:width="20.954cm" svg:height="2.327cm" svg:x="1.482cm" svg:y="0.723cm" presentation:class="title" presentation:user-transformed="true">
          <draw:text-box>
            <text:p text:style-name="P10"><text:span text:style-name="T9">Netze</text:span></text:p>
          </draw:text-box>
        </draw:frame>
        <draw:frame draw:name="Rectangle 4" presentation:style-name="pr8" draw:text-style-name="P1" draw:layer="layout" svg:width="20.531cm" svg:height="12.699cm" svg:x="2.328cm" svg:y="3.598cm" presentation:class="outline" presentation:user-transformed="true">
          <draw:text-box>
            <text:list text:style-name="L6">
              <text:list-item>
                <text:p text:style-name="P45"><text:span text:style-name="T17">Netze werden in verschiedensten Bereichen benötigt</text:span></text:p>
              </text:list-item>
              <text:list-item>
                <text:p text:style-name="P45"><text:span text:style-name="T17">Beispiele für Netz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45">Öffentlicher Fernsprechwählnetz</text:span></text:p>
                  </text:list-item>
                  <text:list-item>
                    <text:p text:style-name="P18"><text:span text:style-name="T45">Funknetze (Wireless LAN)</text:span></text:p>
                  </text:list-item>
                  <text:list-item>
                    <text:p text:style-name="P18"><text:span text:style-name="T45">Internet </text:span></text:p>
                  </text:list-item>
                  <text:list-item>
                    <text:p text:style-name="P18"><text:span text:style-name="T45">Lokale Netze</text:span></text:p>
                  </text:list-item>
                  <text:list-item>
                    <text:p text:style-name="P18"><text:span text:style-name="T45">...</text:span></text:p>
                  </text:list-item>
                </text:list>
              </text:list-item>
              <text:list-item>
                <text:p text:style-name="P45"><text:span text:style-name="T17">Durch das Internet und durch mobile Netze erhöht sich der Grad der Vernetzung immen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28"><text:span text:style-name="T17">Prozesse/Threads verschiedener Rechner kommunizieren</text:span></text:p>
              </text:list-item>
              <text:list-item>
                <text:p text:style-name="P28"><text:span text:style-name="T17">Betriebssystem stellt Kommunikationssystem bereit</text:span></text:p>
              </text:list-item>
              <text:list-item>
                <text:p text:style-name="P28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 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 text:style-name="P10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200003020000287B00001323DF8F1BB1.wmf" xlink:type="simple" xlink:show="embed" xlink:actuate="onLoad">
            <text:p/>
          </draw:image>
        </draw:frame>
        <draw:custom-shape draw:name="Textfeld 17" draw:style-name="gr13" draw:text-style-name="P1" draw:layer="layout" svg:width="7.408cm" svg:height="1.603cm" svg:x="0.92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5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7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8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1" draw:layer="layout" svg:width="3.386cm" svg:height="1.084cm" svg:x="3.387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1" draw:layer="layout" svg:width="3.386cm" svg:height="1.084cm" svg:x="17.992cm" svg:y="15.033cm">
          <text:p text:style-name="P19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1" draw:layer="layout" svg:width="5.287cm" svg:height="0.758cm" svg:x="9.679cm" svg:y="5.08cm">
          <text:p text:style-name="P46"><text:span text:style-name="T46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1" draw:layer="layout" svg:width="3.386cm" svg:height="1.084cm" svg:x="3.387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1" draw:layer="layout" svg:width="3.386cm" svg:height="1.084cm" svg:x="3.387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1" draw:layer="layout" svg:width="3.386cm" svg:height="1.084cm" svg:x="3.387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1" draw:layer="layout" svg:width="3.386cm" svg:height="1.079cm" svg:x="3.387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1" draw:layer="layout" svg:width="3.386cm" svg:height="1.084cm" svg:x="3.387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1" draw:layer="layout" svg:width="3.386cm" svg:height="1.079cm" svg:x="3.387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1" draw:layer="layout" svg:width="3.386cm" svg:height="1.084cm" svg:x="17.992cm" svg:y="13.41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1" draw:layer="layout" svg:width="3.386cm" svg:height="1.084cm" svg:x="17.992cm" svg:y="11.783cm">
          <text:p text:style-name="P19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1" draw:layer="layout" svg:width="3.386cm" svg:height="1.084cm" svg:x="17.992cm" svg:y="10.16cm">
          <text:p text:style-name="P19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1" draw:layer="layout" svg:width="3.386cm" svg:height="1.079cm" svg:x="17.992cm" svg:y="8.537cm">
          <text:p text:style-name="P19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1" draw:layer="layout" svg:width="3.386cm" svg:height="1.084cm" svg:x="17.992cm" svg:y="6.91cm">
          <text:p text:style-name="P19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1" draw:layer="layout" svg:width="3.386cm" svg:height="1.079cm" svg:x="17.992cm" svg:y="5.287cm">
          <text:p text:style-name="P19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1" draw:layer="layout" svg:width="4.995cm" svg:height="0.758cm" svg:x="9.69cm" svg:y="6.562cm">
          <text:p text:style-name="P46"><text:span text:style-name="T46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1" draw:layer="layout" svg:width="4.123cm" svg:height="0.758cm" svg:x="10.384cm" svg:y="8.043cm">
          <text:p text:style-name="P46"><text:span text:style-name="T46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1" draw:layer="layout" svg:width="4.309cm" svg:height="0.758cm" svg:x="10.18cm" svg:y="9.737cm">
          <text:p text:style-name="P46"><text:span text:style-name="T46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1" draw:layer="layout" svg:width="8.466cm" svg:height="5.291cm" svg:x="8.255cm" svg:y="11.007cm">
          <text:p text:style-name="P10"><text:span text:style-name="T5"/></text:p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1" draw:layer="layout" svg:width="3.386cm" svg:height="1.079cm" svg:x="8.678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1" draw:layer="layout" svg:width="3.386cm" svg:height="1.084cm" svg:x="8.678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1" draw:layer="layout" svg:width="3.386cm" svg:height="1.084cm" svg:x="8.678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1" draw:layer="layout" svg:width="3.386cm" svg:height="1.079cm" svg:x="12.7cm" svg:y="15.05cm">
          <text:p text:style-name="P19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1" draw:layer="layout" svg:width="3.386cm" svg:height="1.084cm" svg:x="12.7cm" svg:y="13.423cm">
          <text:p text:style-name="P19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1" draw:layer="layout" svg:width="3.386cm" svg:height="1.084cm" svg:x="12.7cm" svg:y="11.783cm">
          <text:p text:style-name="P19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1" draw:layer="layout" svg:width="0.96cm" svg:height="0.758cm" svg:x="2.117cm" svg:y="5.825cm">
          <text:p text:style-name="P46"><text:span text:style-name="T46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1" draw:layer="layout" svg:width="0.96cm" svg:height="0.758cm" svg:x="2.117cm" svg:y="7.272cm">
          <text:p text:style-name="P46"><text:span text:style-name="T46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1" draw:layer="layout" svg:width="0.96cm" svg:height="0.758cm" svg:x="2.117cm" svg:y="8.894cm">
          <text:p text:style-name="P46"><text:span text:style-name="T46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1" draw:layer="layout" svg:width="0.96cm" svg:height="0.758cm" svg:x="2.117cm" svg:y="10.522cm">
          <text:p text:style-name="P46"><text:span text:style-name="T46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1" draw:layer="layout" svg:width="0.96cm" svg:height="0.758cm" svg:x="2.117cm" svg:y="12.144cm">
          <text:p text:style-name="P46"><text:span text:style-name="T46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1" draw:layer="layout" svg:width="0.96cm" svg:height="0.758cm" svg:x="2.117cm" svg:y="13.591cm">
          <text:p text:style-name="P46"><text:span text:style-name="T46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1" draw:layer="layout" svg:width="0.96cm" svg:height="0.758cm" svg:x="2.117cm" svg:y="15.214cm">
          <text:p text:style-name="P46"><text:span text:style-name="T46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1" draw:layer="layout" svg:width="3.174cm" svg:height="0.722cm" svg:x="3.598cm" svg:y="3.598cm">
          <text:p text:style-name="P19"><text:span text:style-name="T47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1" draw:text-style-name="P1" draw:layer="layout" svg:width="3.174cm" svg:height="0.722cm" svg:x="18.203cm" svg:y="3.598cm">
          <text:p text:style-name="P19"><text:span text:style-name="T47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2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1" draw:layer="layout" svg:width="3.602cm" svg:height="0.927cm" svg:x="3.494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1" draw:layer="layout" svg:width="4.398cm" svg:height="0.927cm" svg:x="10.311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1" draw:layer="layout" svg:width="3.602cm" svg:height="0.927cm" svg:x="18.099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9.685cm" svg:height="0.927cm" svg:x="8.356cm" svg:y="4.004cm">
          <text:p text:style-name="P46"><text:span text:style-name="T19">z.B. ftp, telnet, SNMP,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47" draw:layer="layout" svg:width="3.386cm" svg:height="2.539cm" svg:x="3.81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1" draw:layer="layout" svg:width="3.386cm" svg:height="1.269cm" svg:x="3.81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1" draw:layer="layout" svg:width="3.386cm" svg:height="1.269cm" svg:x="3.81cm" svg:y="9.948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47" draw:layer="layout" svg:width="3.386cm" svg:height="1.269cm" svg:x="3.81cm" svg:y="4.445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1" draw:layer="layout" svg:width="3.386cm" svg:height="1.269cm" svg:x="18.415cm" svg:y="11.853cm">
          <text:p text:style-name="P19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1" draw:layer="layout" svg:width="3.386cm" svg:height="1.269cm" svg:x="18.415cm" svg:y="9.931cm">
          <text:p text:style-name="P19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47" draw:layer="layout" svg:width="3.386cm" svg:height="1.269cm" svg:x="18.415cm" svg:y="4.427cm">
          <text:p text:style-name="P19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46"><text:span text:style-name="T19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46"><text:span text:style-name="T19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46"><text:span text:style-name="T19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46"><text:span text:style-name="T19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46"><text:span text:style-name="T19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46"><text:span text:style-name="T19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46"><text:span text:style-name="T19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46"><text:span text:style-name="T19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46"><text:span text:style-name="T19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46"><text:span text:style-name="T19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46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47" draw:layer="layout" svg:width="3.386cm" svg:height="2.539cm" svg:x="18.415cm" svg:y="13.758cm">
          <text:p text:style-name="P19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g draw:name="Group 2">
          <draw:custom-shape draw:name="Text Box 3" draw:style-name="gr36" draw:text-style-name="P1" draw:layer="layout" svg:width="4.986cm" svg:height="0.927cm" svg:x="18.794cm" svg:y="9.062cm">
            <text:p text:style-name="P46"><text:span text:style-name="T4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1" draw:layer="layout" svg:width="4.279cm" svg:height="0.927cm" svg:x="18.865cm" svg:y="11.13cm">
            <text:p text:style-name="P46"><text:span text:style-name="T4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8" draw:text-style-name="P1" draw:layer="layout" svg:width="3.386cm" svg:height="1.657cm" svg:x="2.54cm" svg:y="12.488cm">
            <text:p text:style-name="P19"><text:span text:style-name="T50">I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8" draw:text-style-name="P1" draw:layer="layout" svg:width="3.386cm" svg:height="1.657cm" svg:x="5.503cm" svg:y="12.488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8" draw:text-style-name="P1" draw:layer="layout" svg:width="3.386cm" svg:height="1.657cm" svg:x="8.467cm" svg:y="12.488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8" draw:text-style-name="P1" draw:layer="layout" svg:width="7.196cm" svg:height="1.657cm" svg:x="11.43cm" svg:y="12.488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8" draw:text-style-name="P1" draw:layer="layout" svg:width="3.386cm" svg:height="1.657cm" svg:x="5.503cm" svg:y="10.16cm">
            <text:p text:style-name="P19"><text:span text:style-name="T50">TCP/UDP</text:span></text:p>
            <text:p text:style-name="P19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8" draw:text-style-name="P1" draw:layer="layout" svg:width="3.386cm" svg:height="1.657cm" svg:x="8.467cm" svg:y="10.16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8" draw:text-style-name="P1" draw:layer="layout" svg:width="7.196cm" svg:height="1.657cm" svg:x="11.43cm" svg:y="10.16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8" draw:text-style-name="P1" draw:layer="layout" svg:width="3.386cm" svg:height="1.657cm" svg:x="8.467cm" svg:y="7.832cm">
            <text:p text:style-name="P19"><text:span text:style-name="T50">Anwendung </text:span></text:p>
            <text:p text:style-name="P19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8" draw:text-style-name="P1" draw:layer="layout" svg:width="7.196cm" svg:height="1.657cm" svg:x="11.43cm" svg:y="7.832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8" draw:text-style-name="P1" draw:layer="layout" svg:width="7.196cm" svg:height="1.657cm" svg:x="11.43cm" svg:y="5.503cm">
            <text:p text:style-name="P19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1" draw:layer="layout" svg:width="2.408cm" svg:height="0.927cm" svg:x="19.056cm" svg:y="12.612cm">
            <text:p text:style-name="P46"><text:span text:style-name="T5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1" draw:layer="layout" svg:width="6.785cm" svg:height="0.927cm" svg:x="2.981cm" svg:y="15.028cm">
            <text:p text:style-name="P46"><text:span text:style-name="T5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Protokolle</text:span></text:p>
          </draw:text-box>
        </draw:frame>
        <draw:custom-shape draw:name="Oval 20" draw:style-name="gr49" draw:text-style-name="P1" draw:layer="layout" svg:width="3.386cm" svg:height="1.692cm" svg:x="4.022cm" svg:y="5.503cm">
          <text:p text:style-name="P20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9" draw:text-style-name="P1" draw:layer="layout" svg:width="3.386cm" svg:height="1.692cm" svg:x="4.022cm" svg:y="7.197cm">
          <text:p text:style-name="P20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49" draw:text-style-name="P1" draw:layer="layout" svg:width="3.386cm" svg:height="1.692cm" svg:x="4.022cm" svg:y="3.81cm">
          <text:p text:style-name="P20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43cm" svg:height="1.775cm" svg:x="10.468cm" svg:y="15.527cm">
          <text:p text:style-name="P10"><text:span text:style-name="T45">Protokolle sind über Regeln definiert</text:span></text:p>
          <text:p text:style-name="P10"><text:span text:style-name="T52">→</text:span><text:span text:style-name="T45"> </text:span><text:span text:style-name="T45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8">Kommunikation am Beispiel des HTTP-Protokolls </text:span></text:p>
          </draw:text-box>
        </draw:frame>
        <draw:g draw:name="Group 3">
          <draw:custom-shape draw:name="Rectangle 4" draw:style-name="gr50" draw:text-style-name="P1" draw:layer="layout" svg:width="9.913cm" svg:height="0.933cm" svg:x="6.644cm" svg:y="12.894cm">
            <text:p text:style-name="P48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1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0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1" draw:text-style-name="P1" draw:layer="layout" svg:x1="5.08cm" svg:y1="12.523cm" svg:x2="19.196cm" svg:y2="12.523cm">
            <text:p/>
          </draw:line>
        </draw:g>
        <draw:custom-shape draw:name="Rectangle 9" draw:style-name="gr52" draw:text-style-name="P1" draw:layer="layout" svg:width="4.021cm" svg:height="1.609cm" svg:x="17.299cm" svg:y="5.927cm">
          <text:p text:style-name="P20"><text:span text:style-name="T19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0" draw:text-style-name="P49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0" draw:text-style-name="P49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1" draw:layer="layout" svg:width="4.444cm" svg:height="1.609cm" svg:x="2.699cm" svg:y="5.927cm">
          <text:p text:style-name="P20"><text:span text:style-name="T19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3" draw:text-style-name="P1" draw:layer="layout" svg:x1="5.291cm" svg:y1="9.719cm" svg:x2="19.261cm" svg:y2="9.719cm">
          <text:p/>
        </draw:line>
        <draw:line draw:name="Line 14" draw:style-name="gr53" draw:text-style-name="P1" draw:layer="layout" svg:x1="5.503cm" svg:y1="16.492cm" svg:x2="19.05cm" svg:y2="16.492cm">
          <text:p/>
        </draw:line>
        <draw:line draw:name="Gerade Verbindung 20" draw:style-name="gr54" draw:text-style-name="P25" draw:layer="layout" svg:x1="4.921cm" svg:y1="7.54cm" svg:x2="5.071cm" svg:y2="16.942cm">
          <text:p/>
        </draw:line>
        <draw:line draw:name="Gerade Verbindung 21" draw:style-name="gr54" draw:text-style-name="P25" draw:layer="layout" svg:x1="19.199cm" svg:y1="7.522cm" svg:x2="19.345cm" svg:y2="16.928cm">
          <text:p/>
        </draw:line>
        <draw:custom-shape draw:name="Rectangle 10" draw:style-name="gr50" draw:text-style-name="P50" draw:layer="layout" svg:width="8.677cm" svg:height="0.933cm" svg:x="8.101cm" svg:y="5.212cm">
          <text:p text:style-name="P20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5" draw:text-style-name="P25" draw:layer="layout" svg:x1="8.7cm" svg:y1="5.926cm" svg:x2="7.298cm" svg:y2="6.323cm">
          <text:p/>
        </draw:line>
        <draw:line draw:name="Gerade Verbindung 26" draw:style-name="gr55" draw:text-style-name="P25" draw:layer="layout" svg:x1="17.1cm" svg:y1="6.526cm" svg:x2="16.099cm" svg:y2="5.926cm">
          <text:p/>
        </draw:line>
        <draw:custom-shape draw:name="Rectangle 2" draw:style-name="gr56" draw:text-style-name="P1" draw:layer="layout" svg:width="20.742cm" svg:height="0.735cm" svg:x="2.328cm" svg:y="3.788cm">
          <text:list text:style-name="L15">
            <text:list-item>
              <text:p text:style-name="P51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3">→</text:span><text:span text:style-name="T54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7-05-20">20.05.17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0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0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0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0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0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0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0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0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0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0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0"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0"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5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6"><text:date style:data-style-name="D1" text:date-value="2017-05-20">20.05.17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0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0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0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0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0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0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0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0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0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0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0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0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0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8.118cm" svg:height="2.327cm" svg:x="1.482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dc:creator>Tomas Pospisek</dc:creator>
    <meta:editing-cycles>987</meta:editing-cycles>
    <meta:print-date>1999-04-08T16:15:23</meta:print-date>
    <meta:creation-date>1997-06-07T14:48:20</meta:creation-date>
    <dc:date>2017-05-20T07:32:02.625142267</dc:date>
    <meta:editing-duration>PT13H24M43S</meta:editing-duration>
    <meta:generator>LibreOffice/4.3.3.2$Linux_X86_64 LibreOffice_project/430m0$Build-2</meta:generator>
    <meta:document-statistic meta:object-count="6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